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D0000000E0E1BEB5FF1A44461.jpg" manifest:media-type="image/jpeg"/>
  <manifest:file-entry manifest:full-path="Pictures/10000000000003C0000002D0266C9D64E0EEBA54.jpg" manifest:media-type="image/jpeg"/>
  <manifest:file-entry manifest:full-path="Pictures/10000000000002BF0000000D87970F20812243DA.jpg" manifest:media-type="image/jpeg"/>
  <manifest:file-entry manifest:full-path="Pictures/10000000000003C0000002D0C4BB6D66CA0D6E4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" svg:font-family="Times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e6ded3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6ded3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solid" draw:fill-color="#677132" draw:textarea-horizontal-align="justify" draw:textarea-vertical-align="middle" draw:auto-grow-height="false" fo:min-height="0.165cm" fo:min-width="24.901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747cm" fo:min-width="20.455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2.28cm" fo:min-width="23.206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svg:stroke-width="0.026cm" svg:stroke-color="#657897" draw:stroke-linejoin="miter" draw:fill="gradient" draw:fill-color="#bac7e1" draw:fill-gradient-name="Gradient_20_1" draw:textarea-horizontal-align="justify" draw:textarea-vertical-align="top" draw:auto-grow-height="false" fo:min-height="2.416cm" fo:min-width="17.838cm" fo:padding-top="0.13cm" fo:padding-bottom="0.13cm" fo:padding-left="0.25cm" fo:padding-right="0.25cm" fo:wrap-option="wrap" draw:shadow="visible" draw:shadow-offset-x="0cm" draw:shadow-offset-y="0.056cm" draw:shadow-color="#808080" draw:shadow-opacity="38%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26cm" svg:stroke-color="#657897" draw:stroke-linejoin="miter" draw:fill="gradient" draw:fill-color="#bac7e1" draw:fill-gradient-name="Gradient_20_1" draw:textarea-horizontal-align="justify" draw:textarea-vertical-align="top" draw:auto-grow-height="false" fo:min-height="2.416cm" fo:min-width="17.838cm" fo:padding-top="0.13cm" fo:padding-bottom="0.13cm" fo:padding-left="0.25cm" fo:padding-right="0.25cm" fo:wrap-option="wrap" draw:shadow="visible" draw:shadow-offset-x="0cm" draw:shadow-offset-y="0.056cm" draw:shadow-color="#808080" draw:shadow-opacity="38%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26cm" svg:stroke-color="#657897" draw:stroke-linejoin="miter" draw:fill="gradient" draw:fill-color="#bac7e1" draw:fill-gradient-name="Gradient_20_1" draw:textarea-horizontal-align="justify" draw:textarea-vertical-align="top" draw:auto-grow-height="false" fo:min-height="2.416cm" fo:min-width="17.838cm" fo:padding-top="0.13cm" fo:padding-bottom="0.13cm" fo:padding-left="0.25cm" fo:padding-right="0.25cm" fo:wrap-option="wrap" draw:shadow="visible" draw:shadow-offset-x="0cm" draw:shadow-offset-y="0.056cm" draw:shadow-color="#808080" draw:shadow-opacity="38%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87cm" fo:min-width="11.988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Default-notes">
      <style:graphic-properties draw:fill-color="#ffffff" fo:min-height="11.43cm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8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5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5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96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9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loext:graphic-properties draw:fill="solid" draw:fill-color="#677132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.21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741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.953cm" fo:margin-right="0cm" fo:margin-top="0.741cm" fo:margin-bottom="0cm" fo:line-height="100%" fo:text-align="center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864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21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864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3cm" fo:margin-right="0cm" fo:margin-top="0.741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line-height="100%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gradient" draw:fill-color="#bac7e1" draw:fill-gradient-name="Gradient_20_1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.953cm" fo:margin-right="0cm" fo:margin-top="0.282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.953cm" fo:margin-right="0cm" fo:margin-top="0.864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247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529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741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.953cm" fo:margin-right="0cm" fo:margin-top="0.741cm" fo:margin-bottom="0cm" fo:line-height="90%" fo:text-align="center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.953cm" fo:margin-right="0cm" fo:margin-top="0.617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.953cm" fo:margin-right="0cm" fo:margin-top="0.176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style:font-name="Arial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2" style:family="text">
      <style:text-properties style:font-name="Times New Roman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7" style:family="text">
      <style:text-properties fo:color="#ff0000" loext:opacity="100%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0" style:family="text">
      <style:text-properties fo:color="#008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fo:color="#ff0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style:font-name="Arial" fo:font-size="14pt" fo:language="en" fo:country="US" fo:text-shadow="1pt 1pt" style:font-size-asian="14pt" style:language-asian="en" style:country-asian="US" style:font-size-complex="14pt" style:language-complex="en" style:country-complex="US"/>
    </style:style>
    <style:style style:name="T14" style:family="text">
      <style:text-properties style:font-name="Arial" fo:font-size="32pt" fo:language="en" fo:country="US" style:font-size-asian="32pt" style:language-asian="en" style:country-asian="US" style:font-size-complex="32pt" style:language-complex="en" style:country-complex="US"/>
    </style:style>
    <style:style style:name="T15" style:family="text">
      <style:text-properties style:font-name="Courier New"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ff00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8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995421" loext:opacity="100%" style:font-name="Courier New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21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677132" fo:font-size="100%"/>
      </text:list-level-style-number>
      <text:list-level-style-bullet text:level="2" text:bullet-char="•">
        <style:list-level-properties text:space-before="1.27cm"/>
        <style:text-properties style:font-name="Times" fo:color="#212164" fo:font-size="100%"/>
      </text:list-level-style-bullet>
      <text:list-level-style-bullet text:level="3" text:bullet-char="•">
        <style:list-level-properties text:space-before="2.54cm"/>
        <style:text-properties style:font-name="Times" fo:color="#212164" fo:font-size="100%"/>
      </text:list-level-style-bullet>
      <text:list-level-style-bullet text:level="4" text:bullet-char="•">
        <style:list-level-properties text:space-before="3.81cm"/>
        <style:text-properties style:font-name="Times" fo:color="#212164" fo:font-size="100%"/>
      </text:list-level-style-bullet>
      <text:list-level-style-bullet text:level="5" text:bullet-char="•">
        <style:list-level-properties text:space-before="5.08cm"/>
        <style:text-properties style:font-name="Times" fo:color="#212164" fo:font-size="100%"/>
      </text:list-level-style-bullet>
      <text:list-level-style-bullet text:level="6" text:bullet-char="•">
        <style:list-level-properties text:space-before="5.08cm"/>
        <style:text-properties style:font-name="Times" fo:color="#212164" fo:font-size="100%"/>
      </text:list-level-style-bullet>
      <text:list-level-style-bullet text:level="7" text:bullet-char="•">
        <style:list-level-properties text:space-before="5.08cm"/>
        <style:text-properties style:font-name="Times" fo:color="#212164" fo:font-size="100%"/>
      </text:list-level-style-bullet>
      <text:list-level-style-bullet text:level="8" text:bullet-char="•">
        <style:list-level-properties text:space-before="5.08cm"/>
        <style:text-properties style:font-name="Times" fo:color="#212164" fo:font-size="100%"/>
      </text:list-level-style-bullet>
      <text:list-level-style-bullet text:level="9" text:bullet-char="•">
        <style:list-level-properties text:space-before="5.08cm"/>
        <style:text-properties style:font-name="Times" fo:color="#212164" fo:font-size="100%"/>
      </text:list-level-style-bullet>
      <text:list-level-style-bullet text:level="10" text:bullet-char="•">
        <style:list-level-properties text:space-before="5.08cm"/>
        <style:text-properties style:font-name="Times" fo:color="#212164" fo:font-size="100%"/>
      </text:list-level-style-bullet>
    </text:list-style>
    <text:list-style style:name="L2">
      <text:list-level-style-number text:level="1" style:num-format="">
        <style:list-level-properties/>
        <style:text-properties fo:color="#2121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fo:color="#212164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212164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Arial" fo:color="#212164" fo:font-size="100%"/>
      </text:list-level-style-bullet>
      <text:list-level-style-bullet text:level="4" text:bullet-char="–">
        <style:list-level-properties text:space-before="3.334cm" text:min-label-width="0.635cm"/>
        <style:text-properties style:font-name="Arial" fo:color="#212164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6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7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8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9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10" text:bullet-char="»">
        <style:list-level-properties text:space-before="4.286cm" text:min-label-width="0.635cm"/>
        <style:text-properties style:font-name="Arial" fo:color="#212164" fo:font-size="100%"/>
      </text:list-level-style-bullet>
    </text:list-style>
    <text:list-style style:name="L4">
      <text:list-level-style-number text:level="1" style:num-format="">
        <style:list-level-properties/>
        <style:text-properties fo:color="#21216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212164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Arial" fo:color="#212164" fo:font-size="100%"/>
      </text:list-level-style-bullet>
      <text:list-level-style-bullet text:level="4" text:bullet-char="–">
        <style:list-level-properties text:space-before="3.334cm" text:min-label-width="0.635cm"/>
        <style:text-properties style:font-name="Arial" fo:color="#212164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6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7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8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9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10" text:bullet-char="»">
        <style:list-level-properties text:space-before="4.286cm" text:min-label-width="0.635cm"/>
        <style:text-properties style:font-name="Arial" fo:color="#212164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212164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Arial" fo:color="#212164" fo:font-size="100%"/>
      </text:list-level-style-bullet>
      <text:list-level-style-bullet text:level="4" text:bullet-char="–">
        <style:list-level-properties text:space-before="3.334cm" text:min-label-width="0.635cm"/>
        <style:text-properties style:font-name="Arial" fo:color="#212164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6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7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8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9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10" text:bullet-char="»">
        <style:list-level-properties text:space-before="4.286cm" text:min-label-width="0.635cm"/>
        <style:text-properties style:font-name="Arial" fo:color="#212164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212164" fo:font-size="100%"/>
      </text:list-level-style-bullet>
      <text:list-level-style-bullet text:level="3" text:bullet-char="•">
        <style:list-level-properties text:space-before="2.381cm" text:min-label-width="0.635cm"/>
        <style:text-properties style:font-name="Arial" fo:color="#212164" fo:font-size="100%"/>
      </text:list-level-style-bullet>
      <text:list-level-style-bullet text:level="4" text:bullet-char="–">
        <style:list-level-properties text:space-before="3.334cm" text:min-label-width="0.635cm"/>
        <style:text-properties style:font-name="Arial" fo:color="#212164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6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7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8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9" text:bullet-char="»">
        <style:list-level-properties text:space-before="4.286cm" text:min-label-width="0.635cm"/>
        <style:text-properties style:font-name="Arial" fo:color="#212164" fo:font-size="100%"/>
      </text:list-level-style-bullet>
      <text:list-level-style-bullet text:level="10" text:bullet-char="»">
        <style:list-level-properties text:space-before="4.286cm" text:min-label-width="0.635cm"/>
        <style:text-properties style:font-name="Arial" fo:color="#212164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hapter 9:  Polymorphism" draw:style-name="dp1" draw:master-page-name="Default" presentation:presentation-page-layout-name="AL1T0" presentation:use-date-time-name="dtd1" xml:id="id1" draw:id="id1">
        <draw:custom-shape draw:name="AutoShape 4" draw:style-name="gr1" draw:text-style-name="P1" draw:layer="layout" svg:width="25.4cm" svg:height="0.424cm" svg:x="0cm" svg:y="4.233cm">
          <text:p/>
          <draw:enhanced-geometry svg:viewBox="0 0 21600 21600" draw:mirror-horizontal="true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Rectangle 14" draw:style-name="gr2" draw:text-style-name="P3" draw:layer="layout" svg:width="20.955cm" svg:height="11.007cm" svg:x="2.328cm" svg:y="5.503cm">
          <text:list text:style-name="L1">
            <text:list-header>
              <text:p text:style-name="P2"><text:span text:style-name="T1"/></text:p>
            </text:list-header>
            <text:list-item>
              <text:p text:style-name="P2"><text:span text:style-name="T1">OOP Concepts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5" draw:style-name="gr3" draw:text-style-name="P4" draw:layer="layout" svg:width="23.706cm" svg:height="2.54cm" svg:x="0.847cm" svg:y="1.2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5"><text:span text:style-name="T2">Polymorphism</text:span></text:p>
              </text:list-header>
            </text:list>
          </draw:text-box>
        </draw:frame>
        <draw:custom-shape draw:name="Footer Placeholder 6" draw:style-name="gr4" draw:text-style-name="P7" draw:layer="layout" svg:width="12.488cm" svg:height="0.847cm" svg:x="0cm" svg:y="18.203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inding" draw:style-name="dp1" draw:master-page-name="Default" presentation:use-date-time-name="dtd1" xml:id="id2" draw:id="id2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Binding</text:span></text:p>
              </text:list-header>
            </text:list>
          </draw:text-box>
        </draw:frame>
        <draw:frame presentation:style-name="pr3" draw:text-style-name="P6" draw:layer="layout" svg:width="21.802cm" svg:height="13.335cm" svg:x="1.27cm" svg:y="3.386cm" presentation:class="outline" presentation:user-transformed="true">
          <draw:text-box>
            <text:list text:style-name="L3">
              <text:list-item>
                <text:p text:style-name="P10"><text:span text:style-name="T4">Consider the following method invocation:</text:span></text:p>
              </text:list-item>
            </text:list>
            <text:list text:style-name="L4">
              <text:list-header>
                <text:p text:style-name="P11"><text:span text:style-name="T5">obj.doIt();</text:span></text:p>
              </text:list-header>
            </text:list>
            <text:list text:style-name="L3">
              <text:list-item>
                <text:p text:style-name="P10"><text:span text:style-name="T4">At some point, this invocation is </text:span><text:span text:style-name="T6">bound</text:span><text:span text:style-name="T4"> to the definition of the method that it invokes</text:span></text:p>
              </text:list-item>
              <text:list-item>
                <text:p text:style-name="P10"><text:span text:style-name="T4">If this binding occurred at compile time, then that line of code would call the same method every time</text:span></text:p>
              </text:list-item>
              <text:list-item>
                <text:p text:style-name="P10"><text:span text:style-name="T4">However, Java defers method binding until run time -- this is called </text:span><text:span text:style-name="T7">dynamic binding</text:span><text:span text:style-name="T4"> or </text:span><text:span text:style-name="T7">late binding</text:span></text:p>
              </text:list-item>
              <text:list-item>
                <text:p text:style-name="P10"><text:span text:style-name="T4">Late binding provides flexibility in program design</text:span></text:p>
              </text:list-item>
            </text:list>
          </draw:text-box>
        </draw:frame>
        <draw:custom-shape draw:name="Footer Placeholder 4" draw:style-name="gr6" draw:text-style-name="P7" draw:layer="layout" svg:width="12.488cm" svg:height="0.847cm" svg:x="0cm" svg:y="18.203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lymorphism" draw:style-name="dp1" draw:master-page-name="Default" presentation:use-date-time-name="dtd1" xml:id="id3" draw:id="id3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Polymorphism</text:span></text:p>
              </text:list-header>
            </text:list>
          </draw:text-box>
        </draw:frame>
        <draw:frame presentation:style-name="pr3" draw:text-style-name="P6" draw:layer="layout" svg:width="23.072cm" svg:height="13.335cm" svg:x="1.27cm" svg:y="3.809cm" presentation:class="outline" presentation:user-transformed="true">
          <draw:text-box>
            <text:list text:style-name="L3">
              <text:list-item>
                <text:p text:style-name="P12"><text:span text:style-name="T8">The term </text:span><text:span text:style-name="T9">polymorphism</text:span><text:span text:style-name="T8"> literally means "having many forms"</text:span></text:p>
              </text:list-item>
              <text:list-item>
                <text:p text:style-name="P12"><text:span text:style-name="T8">A </text:span><text:span text:style-name="T9">polymorphic reference</text:span><text:span text:style-name="T8"> is a variable that can refer to different types of objects at different points in time</text:span></text:p>
              </text:list-item>
              <text:list-item>
                <text:p text:style-name="P12"><text:span text:style-name="T8">The method invoked through a polymorphic reference can change from one invocation to the next</text:span></text:p>
              </text:list-item>
              <text:list-item>
                <text:p text:style-name="P12"><text:span text:style-name="T8">All object references in Java are potentially polymorphic</text:span></text:p>
              </text:list-item>
            </text:list>
          </draw:text-box>
        </draw:frame>
        <draw:custom-shape draw:name="Footer Placeholder 4" draw:style-name="gr7" draw:text-style-name="P7" draw:layer="layout" svg:width="12.488cm" svg:height="0.847cm" svg:x="0cm" svg:y="18.203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" draw:style-name="dp3" draw:master-page-name="Default" presentation:use-date-time-name="dtd1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Example</text:span></text:p>
              </text:list-header>
            </text:list>
          </draw:text-box>
        </draw:frame>
        <draw:frame presentation:style-name="pr4" draw:text-style-name="P6" draw:layer="layout" svg:width="21.59cm" svg:height="12.911cm" svg:x="1.905cm" svg:y="4.021cm" presentation:class="outline" presentation:user-transformed="true">
          <draw:text-box>
            <text:list text:style-name="L3">
              <text:list-item>
                <text:p text:style-name="P13"><text:span text:style-name="T3">Shape <text:s/>(parent class)</text:span></text:p>
              </text:list-item>
              <text:list-item>
                <text:p text:style-name="P13"><text:span text:style-name="T3">Circle inherits from Shape</text:span></text:p>
              </text:list-item>
              <text:list-item>
                <text:p text:style-name="P13"><text:span text:style-name="T3">Square inherits from Shape</text:span></text:p>
                <text:p text:style-name="P13"><text:span text:style-name="T3"/></text:p>
              </text:list-item>
              <text:list-item>
                <text:p text:style-name="P13"><text:span text:style-name="T3">See samplecode “polymorphism” dir</text:span></text:p>
              </text:list-item>
              <text:list-item>
                <text:p text:style-name="P14"><text:span text:style-name="T4">Fleck: see Netbeans: polymorphism_ex1</text:span></text:p>
              </text:list-item>
            </text:list>
          </draw:text-box>
        </draw:frame>
        <draw:custom-shape draw:name="Footer Placeholder 4" draw:style-name="gr8" draw:text-style-name="P7" draw:layer="layout" svg:width="12.488cm" svg:height="0.847cm" svg:x="0cm" svg:y="18.20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idening Conversion" draw:style-name="dp1" draw:master-page-name="Default" presentation:use-date-time-name="dtd1" xml:id="id4" draw:id="id4">
        <draw:frame presentation:style-name="pr5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Widening Conversion</text:span></text:p>
              </text:list-header>
            </text:list>
          </draw:text-box>
        </draw:frame>
        <draw:frame presentation:style-name="pr6" draw:text-style-name="P6" draw:layer="layout" svg:width="23.072cm" svg:height="11.43cm" svg:x="1.27cm" svg:y="3.598cm" presentation:class="outline" presentation:user-transformed="true">
          <draw:text-box>
            <text:list text:style-name="L3">
              <text:list-item>
                <text:p text:style-name="P15"><text:span text:style-name="T8">Assigning a child object to a parent reference is considered to be a widening conversion, and can be performed by simple assignment</text:span></text:p>
              </text:list-item>
            </text:list>
            <text:list text:style-name="L2">
              <text:list-header>
                <text:p text:style-name="P16"><text:span text:style-name="T8"><text:tab/></text:span><text:span text:style-name="T4">Square mySquare = new Square(10);</text:span><text:span text:style-name="T4"><text:line-break/></text:span><text:span text:style-name="T4">Shape theShape = mySquare; </text:span><text:span text:style-name="T10">// Widening conversion</text:span></text:p>
              </text:list-header>
            </text:list>
            <text:list text:style-name="L5">
              <text:list-header>
                <text:p text:style-name="P16"><text:span text:style-name="T10"/></text:p>
              </text:list-header>
            </text:list>
            <text:list text:style-name="L6">
              <text:list-header>
                <text:p text:style-name="P16"><text:span text:style-name="T11">Widening is always safe because a Square “is a” Shape</text:span></text:p>
                <text:p text:style-name="P16"><text:span text:style-name="T11"/></text:p>
              </text:list-header>
            </text:list>
          </draw:text-box>
        </draw:frame>
        <draw:custom-shape draw:name="Rounded Rectangle 4" draw:style-name="gr9" draw:text-style-name="P18" draw:layer="layout" svg:width="18.626cm" svg:height="2.964cm" svg:x="3.387cm" svg:y="15.028cm">
          <text:list text:style-name="L2">
            <text:list-header>
              <text:p text:style-name="P17"><text:span text:style-name="T12">What if I want to call a specific method of Square that is NOT part of the Shape abstract class?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oter Placeholder 5" draw:style-name="gr10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Narrowing Conver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arrowing Conversion" draw:style-name="dp3" draw:master-page-name="Default" presentation:use-date-time-name="dtd1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Narrowing Conversion</text:span></text:p>
              </text:list-header>
            </text:list>
          </draw:text-box>
        </draw:frame>
        <draw:frame presentation:style-name="pr4" draw:text-style-name="P6" draw:layer="layout" svg:width="21.59cm" svg:height="12.911cm" svg:x="1.905cm" svg:y="4.021cm" presentation:class="outline" presentation:user-transformed="true">
          <draw:text-box>
            <text:list text:style-name="L3">
              <text:list-item>
                <text:p text:style-name="P13"><text:span text:style-name="T3">If you KNOW that the reference “theShape” is refering to a Square:</text:span></text:p>
                <text:p text:style-name="P13"><text:span text:style-name="T3"/></text:p>
              </text:list-item>
            </text:list>
            <text:list text:style-name="L2">
              <text:list-header>
                <text:p text:style-name="P20"><text:span text:style-name="T3">isBtn = ((Square)theShape). isAButton();</text:span></text:p>
              </text:list-header>
            </text:list>
          </draw:text-box>
        </draw:frame>
        <draw:custom-shape draw:name="Rounded Rectangle 4" draw:style-name="gr11" draw:text-style-name="P18" draw:layer="layout" svg:width="18.626cm" svg:height="2.964cm" svg:x="3.387cm" svg:y="10.583cm">
          <text:list text:style-name="L2">
            <text:list-header>
              <text:p text:style-name="P17"><text:span text:style-name="T12">Casting “theShape” to a Square tells Java “it’s okay to treat this object “theShape” as a Square. This is NOT safe… if you’re not correct, code will cras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12" draw:text-style-name="P18" draw:layer="layout" svg:width="18.626cm" svg:height="2.964cm" svg:x="3.387cm" svg:y="15.028cm">
          <text:list text:style-name="L2">
            <text:list-header>
              <text:p text:style-name="P17"><text:span text:style-name="T14">How can you check?</text:span></text:p>
              <text:p text:style-name="P17"><text:span text:style-name="T14">Back to our example cod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oter Placeholder 6" draw:style-name="gr13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Polymorphis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 xml:id="id5" draw:id="id5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Polymorphism</text:span></text:p>
              </text:list-header>
            </text:list>
          </draw:text-box>
        </draw:frame>
        <draw:frame presentation:style-name="pr7" draw:text-style-name="P6" draw:layer="layout" svg:width="23.072cm" svg:height="14.394cm" svg:x="1.27cm" svg:y="3.598cm" presentation:class="outline" presentation:user-transformed="true">
          <draw:text-box>
            <text:list text:style-name="L3">
              <text:list-item>
                <text:p text:style-name="P12"><text:span text:style-name="T8">Suppose we create the following reference variable:</text:span></text:p>
              </text:list-item>
            </text:list>
            <text:list text:style-name="L4">
              <text:list-header>
                <text:p text:style-name="P21"><text:span text:style-name="T15"><text:tab/></text:span><text:span text:style-name="T15"><text:tab/></text:span><text:span text:style-name="T15"><text:tab/></text:span><text:span text:style-name="T15">Occupation job;</text:span></text:p>
              </text:list-header>
            </text:list>
            <text:list text:style-name="L3">
              <text:list-item>
                <text:p text:style-name="P12"><text:span text:style-name="T8">Java allows this reference to point to an </text:span><text:span text:style-name="T15">Occupation</text:span><text:span text:style-name="T8"> object, or to any object of </text:span><text:span text:style-name="T16">any compatible type</text:span></text:p>
              </text:list-item>
              <text:list-item>
                <text:p text:style-name="P12"><text:span text:style-name="T8">This compatibility can be established using </text:span><text:span text:style-name="T17">inheritance </text:span><text:span text:style-name="T8">or using </text:span><text:span text:style-name="T17">interfaces</text:span></text:p>
              </text:list-item>
              <text:list-item>
                <text:p text:style-name="P12"><text:span text:style-name="T8">Careful use of polymorphic references can lead to elegant, robust software designs</text:span></text:p>
                <text:p text:style-name="P22"><text:span text:style-name="T8"/></text:p>
              </text:list-item>
            </text:list>
          </draw:text-box>
        </draw:frame>
        <draw:custom-shape draw:name="Footer Placeholder 4" draw:style-name="gr14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Polymorphism via Interfac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lymorphism via Interfaces" draw:style-name="dp1" draw:master-page-name="Default" presentation:use-date-time-name="dtd1" xml:id="id6" draw:id="id6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18">Polymorphism via Interfaces</text:span></text:p>
              </text:list-header>
            </text:list>
          </draw:text-box>
        </draw:frame>
        <draw:frame presentation:style-name="pr8" draw:text-style-name="P6" draw:layer="layout" svg:width="22.014cm" svg:height="11.218cm" svg:x="1.058cm" svg:y="5.927cm" presentation:class="outline" presentation:user-transformed="true">
          <draw:text-box>
            <text:list text:style-name="L3">
              <text:list-item>
                <text:p text:style-name="P23"><text:span text:style-name="T4">Interface: Person</text:span></text:p>
              </text:list-item>
              <text:list-item>
                <text:p text:style-name="P23"><text:span text:style-name="T4">Doctor implements Person</text:span></text:p>
              </text:list-item>
              <text:list-item>
                <text:p text:style-name="P23"><text:span text:style-name="T4">NightClubSinger implements Person</text:span></text:p>
                <text:p text:style-name="P23"><text:span text:style-name="T4"/></text:p>
                <text:p text:style-name="P23"><text:span text:style-name="T4"/></text:p>
              </text:list-item>
              <text:list-item>
                <text:p text:style-name="P23"><text:span text:style-name="T4">See example2 in polymorphism </text:span></text:p>
              </text:list-item>
              <text:list-item>
                <text:p text:style-name="P23"><text:span text:style-name="T4">Fleck: see Netbeans polymorphism_ex2</text:span></text:p>
                <text:p text:style-name="P23"><text:span text:style-name="T4"/></text:p>
              </text:list-item>
            </text:list>
          </draw:text-box>
        </draw:frame>
        <draw:custom-shape draw:name="Footer Placeholder 4" draw:style-name="gr15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Polymorphism via Interfac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 xml:id="id7" draw:id="id7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19">Polymorphism via Interfaces</text:span></text:p>
              </text:list-header>
            </text:list>
          </draw:text-box>
        </draw:frame>
        <draw:frame presentation:style-name="pr9" draw:text-style-name="P6" draw:layer="layout" svg:width="23.072cm" svg:height="12.488cm" svg:x="1.27cm" svg:y="3.81cm" presentation:class="outline" presentation:user-transformed="true">
          <draw:text-box>
            <text:list text:style-name="L3">
              <text:list-item>
                <text:p text:style-name="P24"><text:span text:style-name="T4">An interface name can be used as the type of an object reference variable</text:span></text:p>
              </text:list-item>
            </text:list>
            <text:list text:style-name="L4">
              <text:list-header>
                <text:p text:style-name="P25"><text:span text:style-name="T5">Speaker current;</text:span></text:p>
              </text:list-header>
            </text:list>
            <text:list text:style-name="L3">
              <text:list-item>
                <text:p text:style-name="P24"><text:span text:style-name="T4">The </text:span><text:span text:style-name="T5">current</text:span><text:span text:style-name="T4"> reference can be used to point to any object of any class that implements the </text:span><text:span text:style-name="T5">Speaker</text:span><text:span text:style-name="T4"> interface</text:span></text:p>
              </text:list-item>
              <text:list-item>
                <text:p text:style-name="P24"><text:span text:style-name="T4">The version of </text:span><text:span text:style-name="T5">speak</text:span><text:span text:style-name="T4"> that the following line invokes depends on the type of object that </text:span><text:span text:style-name="T5">current</text:span><text:span text:style-name="T4"> is referencing</text:span></text:p>
              </text:list-item>
            </text:list>
            <text:list text:style-name="L4">
              <text:list-header>
                <text:p text:style-name="P25"><text:span text:style-name="T5">current.speak();</text:span></text:p>
              </text:list-header>
            </text:list>
          </draw:text-box>
        </draw:frame>
        <draw:custom-shape draw:name="Footer Placeholder 4" draw:style-name="gr16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Binary Search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inary Search" draw:style-name="dp1" draw:master-page-name="Default" presentation:use-date-time-name="dtd1" xml:id="id8" draw:id="id8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Binary Search</text:span></text:p>
              </text:list-header>
            </text:list>
          </draw:text-box>
        </draw:frame>
        <draw:frame presentation:style-name="pr9" draw:text-style-name="P6" draw:layer="layout" svg:width="23.072cm" svg:height="12.488cm" svg:x="1.27cm" svg:y="3.81cm" presentation:class="outline" presentation:user-transformed="true">
          <draw:text-box>
            <text:list text:style-name="L3">
              <text:list-item>
                <text:p text:style-name="P12"><text:span text:style-name="T8">The process continues by comparing the middle element of the remaining </text:span><text:span text:style-name="T9">viable candidates</text:span></text:p>
              </text:list-item>
              <text:list-item>
                <text:p text:style-name="P12"><text:span text:style-name="T8">Each comparison eliminates approximately half of the remaining data</text:span></text:p>
              </text:list-item>
              <text:list-item>
                <text:p text:style-name="P12"><text:span text:style-name="T8">Eventually, the target is found or the data is exhausted</text:span></text:p>
              </text:list-item>
              <text:list-item>
                <text:p text:style-name="P12"><text:span text:style-name="T8">See </text:span><text:span text:style-name="T20"><text:a xlink:href="../../../../../../examples/chap09/PhoneList2.java" xlink:type="simple">PhoneList2.java</text:a></text:span><text:span text:style-name="T8"><text:s/></text:span></text:p>
              </text:list-item>
              <text:list-item>
                <text:p text:style-name="P22"><text:span text:style-name="T8">See </text:span><text:span text:style-name="T20"><text:a xlink:href="../../../../../../examples/chap09/Searching.java" xlink:type="simple">Searching.java</text:a></text:span><text:span text:style-name="T8">, specifically the </text:span><text:span text:style-name="T15">binarySearch</text:span><text:span text:style-name="T8"> method</text:span></text:p>
                <text:p text:style-name="P22"><text:span text:style-name="T8"/></text:p>
              </text:list-item>
            </text:list>
          </draw:text-box>
        </draw:frame>
        <draw:custom-shape draw:name="Footer Placeholder 4" draw:style-name="gr17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Event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vent Processing" draw:style-name="dp1" draw:master-page-name="Default" presentation:use-date-time-name="dtd1" xml:id="id9" draw:id="id9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Event Processing</text:span></text:p>
              </text:list-header>
            </text:list>
          </draw:text-box>
        </draw:frame>
        <draw:frame presentation:style-name="pr10" draw:text-style-name="P6" draw:layer="layout" svg:width="23.072cm" svg:height="13.547cm" svg:x="1.27cm" svg:y="3.597cm" presentation:class="outline" presentation:user-transformed="true">
          <draw:text-box>
            <text:list text:style-name="L3">
              <text:list-item>
                <text:p text:style-name="P24"><text:span text:style-name="T4">Polymorphism plays an important role in the development of a Java graphical user interface</text:span></text:p>
              </text:list-item>
              <text:list-item>
                <text:p text:style-name="P24"><text:span text:style-name="T4">As we've seen, we establish a relationship between a component and a listener:</text:span></text:p>
              </text:list-item>
            </text:list>
            <text:list text:style-name="L4">
              <text:list-header>
                <text:p text:style-name="P26"><text:span text:style-name="T21"><text:tab/></text:span><text:span text:style-name="T21"><text:tab/></text:span><text:span text:style-name="T21">JButton button = new JButton();</text:span></text:p>
                <text:p text:style-name="P27"><text:span text:style-name="T21"><text:tab/></text:span><text:span text:style-name="T21"><text:tab/></text:span><text:span text:style-name="T21">button.addActionListener(new MyListener());</text:span></text:p>
              </text:list-header>
            </text:list>
            <text:list text:style-name="L3">
              <text:list-item>
                <text:p text:style-name="P24"><text:span text:style-name="T4">Note that the </text:span><text:span text:style-name="T5">addActionListener</text:span><text:span text:style-name="T4"> method is accepting a </text:span><text:span text:style-name="T5">MyListener</text:span><text:span text:style-name="T4"> object as a parameter</text:span></text:p>
              </text:list-item>
              <text:list-item>
                <text:p text:style-name="P24"><text:span text:style-name="T4">In fact, we can pass the </text:span><text:span text:style-name="T5">addActionListener</text:span><text:span text:style-name="T4"> method any object that implements the </text:span><text:span text:style-name="T5">ActionListener</text:span><text:span text:style-name="T4"> interface</text:span></text:p>
              </text:list-item>
            </text:list>
          </draw:text-box>
        </draw:frame>
        <draw:custom-shape draw:name="Footer Placeholder 4" draw:style-name="gr18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Event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 xml:id="id10" draw:id="id10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Event Processing</text:span></text:p>
              </text:list-header>
            </text:list>
          </draw:text-box>
        </draw:frame>
        <draw:frame presentation:style-name="pr3" draw:text-style-name="P6" draw:layer="layout" svg:width="23.283cm" svg:height="13.335cm" svg:x="1.269cm" svg:y="3.809cm" presentation:class="outline" presentation:user-transformed="true">
          <draw:text-box>
            <text:list text:style-name="L3">
              <text:list-item>
                <text:p text:style-name="P24"><text:span text:style-name="T4">The source code for the </text:span><text:span text:style-name="T5">addActionListener</text:span><text:span text:style-name="T4"> method accepts a parameter of type </text:span><text:span text:style-name="T5">ActionListener</text:span><text:span text:style-name="T4"> (the interface)</text:span></text:p>
              </text:list-item>
              <text:list-item>
                <text:p text:style-name="P24"><text:span text:style-name="T4">Because of polymorphism, any object that implements that interface is compatible with the parameter reference variable</text:span></text:p>
              </text:list-item>
              <text:list-item>
                <text:p text:style-name="P24"><text:span text:style-name="T4">The component can call the </text:span><text:span text:style-name="T5">actionPerformed</text:span><text:span text:style-name="T4"> method because of the relationship between the listener class and the interface</text:span></text:p>
              </text:list-item>
              <text:list-item>
                <text:p text:style-name="P24"><text:span text:style-name="T4">Extending an adapter class to create a listener represents the same situation; the adapter class implements the appropriate interface already</text:span></text:p>
              </text:list-item>
            </text:list>
          </draw:text-box>
        </draw:frame>
        <draw:custom-shape draw:name="Footer Placeholder 4" draw:style-name="gr19" draw:text-style-name="P7" draw:layer="layout" svg:width="12.488cm" svg:height="0.847cm" svg:x="0cm" svg:y="18.203cm">
          <text:list text:style-name="L2">
            <text:list-header>
              <text:p text:style-name="P19"><text:span text:style-name="T13">Coming up: Dialog Box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alog Boxes" draw:style-name="dp1" draw:master-page-name="Default" presentation:use-date-time-name="dtd1" xml:id="id11" draw:id="id11">
        <draw:frame presentation:style-name="pr1" draw:text-style-name="P6" draw:layer="layout" svg:width="21.59cm" svg:height="1.905cm" svg:x="1.905cm" svg:y="1.269cm" presentation:class="title" presentation:user-transformed="true">
          <draw:text-box>
            <text:list text:style-name="L2">
              <text:list-header>
                <text:p text:style-name="P9"><text:span text:style-name="T3">Dialog Boxes</text:span></text:p>
              </text:list-header>
            </text:list>
          </draw:text-box>
        </draw:frame>
        <draw:frame presentation:style-name="pr11" draw:text-style-name="P6" draw:layer="layout" svg:width="23.072cm" svg:height="11.43cm" svg:x="1.27cm" svg:y="3.81cm" presentation:class="outline" presentation:user-transformed="true">
          <draw:text-box>
            <text:list text:style-name="L3">
              <text:list-item>
                <text:p text:style-name="P15"><text:span text:style-name="T8">Recall that a dialog box is a small window that "pops up" to interact with the user for a brief, specific purpose</text:span></text:p>
              </text:list-item>
              <text:list-item>
                <text:p text:style-name="P15"><text:span text:style-name="T8">In Java you can use JDialog to create a custom dialog box… however…</text:span></text:p>
              </text:list-item>
              <text:list-item>
                <text:p text:style-name="P15"><text:span text:style-name="T8">The </text:span><text:span text:style-name="T15">JOptionPane</text:span><text:span text:style-name="T8"> class makes it easy to create dialog boxes for presenting information, confirming an action, or accepting an input value (most common tasks)</text:span></text:p>
              </text:list-item>
            </text:list>
          </draw:text-box>
        </draw:frame>
        <anim:par presentation:node-type="timing-root">
          <anim:par smil:begin="id11.begin">
            <anim:transitionFilter smil:dur="0.75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" svg:font-family="Times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cf0f7" draw:end-color="#bac7e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212164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212164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212164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212164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212164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212164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212164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212164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21216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e6ded3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212164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212164" fo:font-size="100%"/>
          </text:list-level-style-bullet>
          <text:list-level-style-bullet text:level="3" text:bullet-char="•">
            <style:list-level-properties text:space-before="2.381cm" text:min-label-width="0.635cm"/>
            <style:text-properties style:font-name="Arial" fo:color="#212164" fo:font-size="100%"/>
          </text:list-level-style-bullet>
          <text:list-level-style-bullet text:level="4" text:bullet-char="–">
            <style:list-level-properties text:space-before="3.334cm" text:min-label-width="0.635cm"/>
            <style:text-properties style:font-name="Arial" fo:color="#212164" fo:font-size="100%"/>
          </text:list-level-style-bullet>
          <text:list-level-style-bullet text:level="5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Arial" fo:color="#2121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12164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212164" fo:font-size="100%"/>
          </text:list-level-style-bullet>
          <text:list-level-style-bullet text:level="4" text:bullet-char="–">
            <style:list-level-properties text:space-before="3.334cm"/>
            <style:text-properties style:font-name="Arial" fo:color="#212164" fo:font-size="100%"/>
          </text:list-level-style-bullet>
          <text:list-level-style-bullet text:level="5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6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7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8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9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10" text:bullet-char="»">
            <style:list-level-properties text:space-before="4.286cm"/>
            <style:text-properties style:font-name="Arial" fo:color="#2121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bold" fo:background-color="transparent" style:font-name-asian="ＭＳ Ｐゴシック" style:font-family-asian="'ＭＳ Ｐゴシック'" style:font-pitch-asian="variable" style:font-size-asian="44pt" style:font-style-asian="normal" style:font-weight-asian="bold" style:font-name-complex="ＭＳ Ｐゴシック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e6ded3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3cm"/>
            <style:text-properties style:font-name="Arial" fo:color="#212164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212164" fo:font-size="100%"/>
          </text:list-level-style-bullet>
          <text:list-level-style-bullet text:level="3" text:bullet-char="•">
            <style:list-level-properties text:space-before="2.381cm" text:min-label-width="0.635cm"/>
            <style:text-properties style:font-name="Arial" fo:color="#212164" fo:font-size="100%"/>
          </text:list-level-style-bullet>
          <text:list-level-style-bullet text:level="4" text:bullet-char="–">
            <style:list-level-properties text:space-before="3.334cm" text:min-label-width="0.635cm"/>
            <style:text-properties style:font-name="Arial" fo:color="#212164" fo:font-size="100%"/>
          </text:list-level-style-bullet>
          <text:list-level-style-bullet text:level="5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Arial" fo:color="#2121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12164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212164" fo:font-size="100%"/>
          </text:list-level-style-bullet>
          <text:list-level-style-bullet text:level="4" text:bullet-char="–">
            <style:list-level-properties text:space-before="3.334cm"/>
            <style:text-properties style:font-name="Arial" fo:color="#212164" fo:font-size="100%"/>
          </text:list-level-style-bullet>
          <text:list-level-style-bullet text:level="5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6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7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8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9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10" text:bullet-char="»">
            <style:list-level-properties text:space-before="4.286cm"/>
            <style:text-properties style:font-name="Arial" fo:color="#2121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bold" style:font-name-complex="ＭＳ Ｐゴシック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b2b938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3cm"/>
            <style:text-properties style:font-name="Arial" fo:color="#212164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212164" fo:font-size="100%"/>
          </text:list-level-style-bullet>
          <text:list-level-style-bullet text:level="3" text:bullet-char="•">
            <style:list-level-properties text:space-before="2.381cm" text:min-label-width="0.635cm"/>
            <style:text-properties style:font-name="Arial" fo:color="#212164" fo:font-size="100%"/>
          </text:list-level-style-bullet>
          <text:list-level-style-bullet text:level="4" text:bullet-char="–">
            <style:list-level-properties text:space-before="3.334cm" text:min-label-width="0.635cm"/>
            <style:text-properties style:font-name="Arial" fo:color="#212164" fo:font-size="100%"/>
          </text:list-level-style-bullet>
          <text:list-level-style-bullet text:level="5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style:font-name="Arial" fo:color="#212164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Arial" fo:color="#2121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12164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212164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212164" fo:font-size="100%"/>
          </text:list-level-style-bullet>
          <text:list-level-style-bullet text:level="4" text:bullet-char="–">
            <style:list-level-properties text:space-before="3.334cm"/>
            <style:text-properties style:font-name="Arial" fo:color="#212164" fo:font-size="100%"/>
          </text:list-level-style-bullet>
          <text:list-level-style-bullet text:level="5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6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7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8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9" text:bullet-char="»">
            <style:list-level-properties text:space-before="4.286cm"/>
            <style:text-properties style:font-name="Arial" fo:color="#212164" fo:font-size="100%"/>
          </text:list-level-style-bullet>
          <text:list-level-style-bullet text:level="10" text:bullet-char="»">
            <style:list-level-properties text:space-before="4.286cm"/>
            <style:text-properties style:font-name="Arial" fo:color="#2121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121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64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bold" style:font-name-complex="ＭＳ Ｐゴシック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ded3"/>
    </style:style>
    <style:style style:name="Mdp2" style:family="drawing-page">
      <style:drawing-page-properties draw:background-size="border" draw:fill="solid" draw:fill-color="#b2b938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style:font-name="Arial" fo:font-size="14pt" fo:language="en" fo:country="US" fo:text-shadow="1pt 1pt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5d2204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12164" fo:font-size="100%"/>
      </text:list-level-style-number>
      <text:list-level-style-bullet text:level="2" text:bullet-char="•">
        <style:list-level-properties text:space-before="1.27cm"/>
        <style:text-properties style:font-name="Times" fo:color="#212164" fo:font-size="100%"/>
      </text:list-level-style-bullet>
      <text:list-level-style-bullet text:level="3" text:bullet-char="•">
        <style:list-level-properties text:space-before="2.54cm"/>
        <style:text-properties style:font-name="Times" fo:color="#212164" fo:font-size="100%"/>
      </text:list-level-style-bullet>
      <text:list-level-style-bullet text:level="4" text:bullet-char="•">
        <style:list-level-properties text:space-before="3.81cm"/>
        <style:text-properties style:font-name="Times" fo:color="#212164" fo:font-size="100%"/>
      </text:list-level-style-bullet>
      <text:list-level-style-bullet text:level="5" text:bullet-char="•">
        <style:list-level-properties text:space-before="5.08cm"/>
        <style:text-properties style:font-name="Times" fo:color="#212164" fo:font-size="100%"/>
      </text:list-level-style-bullet>
      <text:list-level-style-bullet text:level="6" text:bullet-char="•">
        <style:list-level-properties text:space-before="5.08cm"/>
        <style:text-properties style:font-name="Times" fo:color="#212164" fo:font-size="100%"/>
      </text:list-level-style-bullet>
      <text:list-level-style-bullet text:level="7" text:bullet-char="•">
        <style:list-level-properties text:space-before="5.08cm"/>
        <style:text-properties style:font-name="Times" fo:color="#212164" fo:font-size="100%"/>
      </text:list-level-style-bullet>
      <text:list-level-style-bullet text:level="8" text:bullet-char="•">
        <style:list-level-properties text:space-before="5.08cm"/>
        <style:text-properties style:font-name="Times" fo:color="#212164" fo:font-size="100%"/>
      </text:list-level-style-bullet>
      <text:list-level-style-bullet text:level="9" text:bullet-char="•">
        <style:list-level-properties text:space-before="5.08cm"/>
        <style:text-properties style:font-name="Times" fo:color="#212164" fo:font-size="100%"/>
      </text:list-level-style-bullet>
      <text:list-level-style-bullet text:level="10" text:bullet-char="•">
        <style:list-level-properties text:space-before="5.08cm"/>
        <style:text-properties style:font-name="Times" fo:color="#212164" fo:font-size="100%"/>
      </text:list-level-style-bullet>
    </text:list-style>
    <text:list-style style:name="ML3">
      <text:list-level-style-number text:level="1" style:num-format="">
        <style:list-level-properties/>
        <style:text-properties fo:color="#5d2204" fo:font-size="100%"/>
      </text:list-level-style-number>
      <text:list-level-style-bullet text:level="2" text:bullet-char="•">
        <style:list-level-properties text:space-before="1.27cm"/>
        <style:text-properties style:font-name="Times" fo:color="#212164" fo:font-size="100%"/>
      </text:list-level-style-bullet>
      <text:list-level-style-bullet text:level="3" text:bullet-char="•">
        <style:list-level-properties text:space-before="2.54cm"/>
        <style:text-properties style:font-name="Times" fo:color="#212164" fo:font-size="100%"/>
      </text:list-level-style-bullet>
      <text:list-level-style-bullet text:level="4" text:bullet-char="•">
        <style:list-level-properties text:space-before="3.81cm"/>
        <style:text-properties style:font-name="Times" fo:color="#212164" fo:font-size="100%"/>
      </text:list-level-style-bullet>
      <text:list-level-style-bullet text:level="5" text:bullet-char="•">
        <style:list-level-properties text:space-before="5.08cm"/>
        <style:text-properties style:font-name="Times" fo:color="#212164" fo:font-size="100%"/>
      </text:list-level-style-bullet>
      <text:list-level-style-bullet text:level="6" text:bullet-char="•">
        <style:list-level-properties text:space-before="5.08cm"/>
        <style:text-properties style:font-name="Times" fo:color="#212164" fo:font-size="100%"/>
      </text:list-level-style-bullet>
      <text:list-level-style-bullet text:level="7" text:bullet-char="•">
        <style:list-level-properties text:space-before="5.08cm"/>
        <style:text-properties style:font-name="Times" fo:color="#212164" fo:font-size="100%"/>
      </text:list-level-style-bullet>
      <text:list-level-style-bullet text:level="8" text:bullet-char="•">
        <style:list-level-properties text:space-before="5.08cm"/>
        <style:text-properties style:font-name="Times" fo:color="#212164" fo:font-size="100%"/>
      </text:list-level-style-bullet>
      <text:list-level-style-bullet text:level="9" text:bullet-char="•">
        <style:list-level-properties text:space-before="5.08cm"/>
        <style:text-properties style:font-name="Times" fo:color="#212164" fo:font-size="100%"/>
      </text:list-level-style-bullet>
      <text:list-level-style-bullet text:level="10" text:bullet-char="•">
        <style:list-level-properties text:space-before="5.08cm"/>
        <style:text-properties style:font-name="Times" fo:color="#212164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2-05-19">05/19/22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2" draw:style-name="Mgr6" draw:text-style-name="MP5" draw:layer="backgroundobjects" svg:width="25.404cm" svg:height="19.054cm" svg:x="-0.004cm" svg:y="-0.004cm">
        <draw:image xlink:href="Pictures/10000000000003C0000002D0C4BB6D66CA0D6E42.jpg" xlink:type="simple" xlink:show="embed" xlink:actuate="onLoad" draw:mime-type="image/jpeg">
          <text:p/>
        </draw:image>
      </draw:frame>
      <draw:frame draw:name="Picture 3" draw:style-name="Mgr6" draw:text-style-name="MP5" draw:layer="backgroundobjects" svg:width="18.605cm" svg:height="0.344cm" svg:x="3.197cm" svg:y="3.387cm">
        <draw:image xlink:href="Pictures/10000000000002BF0000000D87970F20812243DA.jpg" xlink:type="simple" xlink:show="embed" xlink:actuate="onLoad" draw:mime-type="image/jpeg">
          <text:p/>
        </draw:image>
      </draw:frame>
      <draw:frame presentation:style-name="Default-title" draw:layer="backgroundobjects" svg:width="21.59cm" svg:height="1.905cm" svg:x="1.905cm" svg:y="1.269cm" presentation:class="title" presentation:placeholder="true">
        <draw:text-box/>
      </draw:frame>
      <draw:frame presentation:style-name="Default-outline1" draw:layer="backgroundobjects" svg:width="21.59cm" svg:height="12.911cm" svg:x="1.905cm" svg:y="4.021cm" presentation:class="outline" presentation:placeholder="true">
        <draw:text-box/>
      </draw:frame>
      <draw:frame draw:style-name="Mgr7" draw:text-style-name="MP6" draw:layer="backgroundobjects" svg:width="5.292cm" svg:height="1.27cm" svg:x="1.905cm" svg:y="17.048cm" presentation:class="date-time">
        <draw:text-box>
          <text:p/>
        </draw:text-box>
      </draw:frame>
      <draw:frame draw:style-name="Mgr8" draw:text-style-name="MP6" draw:layer="backgroundobjects" svg:width="12.488cm" svg:height="0.847cm" svg:x="0cm" svg:y="18.202cm" presentation:class="footer">
        <draw:text-box>
          <text:list text:style-name="ML2">
            <text:list-header>
              <text:p text:style-name="MP7"><text:span text:style-name="MT2">Coming up: The Magic of Python</text:span></text:p>
            </text:list-header>
          </text:list>
        </draw:text-box>
      </draw:frame>
      <draw:frame draw:style-name="Mgr9" draw:text-style-name="MP9" draw:layer="backgroundobjects" svg:width="5.292cm" svg:height="0.847cm" svg:x="20.108cm" svg:y="18.202cm" presentation:class="page-number">
        <draw:text-box>
          <text:list text:style-name="ML2">
            <text:list-header>
              <text:p text:style-name="MP8"><text:span text:style-name="MT2">9-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2" draw:style-name="Mgr6" draw:text-style-name="MP5" draw:layer="backgroundobjects" svg:width="25.404cm" svg:height="19.054cm" svg:x="-0.004cm" svg:y="0cm">
        <draw:image xlink:href="Pictures/10000000000003C0000002D0266C9D64E0EEBA54.jpg" xlink:type="simple" xlink:show="embed" xlink:actuate="onLoad" draw:mime-type="image/jpeg">
          <text:p/>
        </draw:image>
      </draw:frame>
      <draw:frame draw:name="Picture 3" draw:style-name="Mgr6" draw:text-style-name="MP5" draw:layer="backgroundobjects" svg:width="15.165cm" svg:height="0.371cm" svg:x="5.927cm" svg:y="8.678cm">
        <draw:image xlink:href="Pictures/100000000000023D0000000E0E1BEB5FF1A44461.jpg" xlink:type="simple" xlink:show="embed" xlink:actuate="onLoad" draw:mime-type="image/jpeg">
          <text:p/>
        </draw:image>
      </draw:frame>
      <draw:frame presentation:style-name="Title1-title" draw:layer="backgroundobjects" svg:width="21.59cm" svg:height="1.905cm" svg:x="1.905cm" svg:y="1.269cm" presentation:class="title" presentation:placeholder="true">
        <draw:text-box/>
      </draw:frame>
      <draw:frame presentation:style-name="Title1-outline1" draw:layer="backgroundobjects" svg:width="21.59cm" svg:height="12.911cm" svg:x="1.905cm" svg:y="4.021cm" presentation:class="outline" presentation:placeholder="true">
        <draw:text-box/>
      </draw:frame>
      <draw:frame draw:style-name="Mgr14" draw:text-style-name="MP10" draw:layer="backgroundobjects" svg:width="5.292cm" svg:height="1.27cm" svg:x="4.233cm" svg:y="17.357cm" presentation:class="date-time">
        <draw:text-box>
          <text:p/>
        </draw:text-box>
      </draw:frame>
      <draw:frame draw:style-name="Mgr15" draw:text-style-name="MP12" draw:layer="backgroundobjects" svg:width="8.043cm" svg:height="1.27cm" svg:x="10.159cm" svg:y="17.357cm" presentation:class="footer">
        <draw:text-box>
          <text:list text:style-name="ML3">
            <text:list-header>
              <text:p text:style-name="MP11"><text:span text:style-name="MT4">Coming up: The Magic of Python</text:span></text:p>
            </text:list-header>
          </text:list>
        </draw:text-box>
      </draw:frame>
      <draw:frame draw:style-name="Mgr16" draw:text-style-name="MP14" draw:layer="backgroundobjects" svg:width="5.292cm" svg:height="1.27cm" svg:x="18.838cm" svg:y="17.357cm" presentation:class="page-number">
        <draw:text-box>
          <text:list text:style-name="ML3">
            <text:list-header>
              <text:p text:style-name="MP13"><text:span text:style-name="MT4">9-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1.59cm" svg:height="1.905cm" svg:x="1.905cm" svg:y="1.269cm" presentation:class="title" presentation:placeholder="true">
        <draw:text-box/>
      </draw:frame>
      <draw:frame presentation:style-name="Title2-outline1" draw:layer="backgroundobjects" svg:width="21.59cm" svg:height="12.911cm" svg:x="1.905cm" svg:y="4.021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hapter 9</dc:title>
    <dc:subject>Polymorphism</dc:subject>
    <meta:keyword/>
    <dc:description/>
    <meta:initial-creator>Lewis and Loftus</meta:initial-creator>
    <meta:creation-date>2008-11-11T14:23:42.150000000</meta:creation-date>
    <dc:date>2022-05-19T07:13:27.367845484</dc:date>
    <meta:editing-cycles>56</meta:editing-cycles>
    <meta:editing-duration>P1DT2H52M21S</meta:editing-duration>
    <meta:generator>LibreOffice/7.3.3.2$Linux_X86_64 LibreOffice_project/30$Build-2</meta:generator>
    <meta:document-statistic meta:object-count="117"/>
  </office:meta>
</office:document-meta>
</file>